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svg:font-family="Cambria"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mbria" fo:font-size="22pt" style:font-size-asian="22pt" style:font-size-complex="22pt" fo:language="en" fo:country="US"/>
    </style:style>
    <style:style style:name="P3" style:parent-style-name="Normal" style:family="paragraph">
      <style:text-properties style:font-name="Cambria" fo:font-size="22pt" style:font-size-asian="22pt" style:font-size-complex="22pt" fo:language="en" fo:country="US"/>
    </style:style>
    <style:style style:name="P4" style:parent-style-name="Normal" style:family="paragraph">
      <style:text-properties style:font-name="Cambria" fo:font-size="22pt" style:font-size-asian="22pt" style:font-size-complex="22pt" fo:language="en" fo:country="US"/>
    </style:style>
    <style:style style:name="P5" style:parent-style-name="Normal" style:family="paragraph">
      <style:text-properties style:font-name="Cambria" fo:font-size="22pt" style:font-size-asian="22pt" style:font-size-complex="22pt" fo:language="en" fo:country="US"/>
    </style:style>
    <style:style style:name="P6" style:parent-style-name="Normal" style:family="paragraph">
      <style:text-properties style:font-name="Cambria" fo:font-size="22pt" style:font-size-asian="22pt" style:font-size-complex="22pt" fo:language="en" fo:country="US"/>
    </style:style>
    <style:style style:name="P7" style:parent-style-name="Normal" style:family="paragraph">
      <style:text-properties style:font-name="Cambria" fo:font-size="22pt" style:font-size-asian="22pt" style:font-size-complex="22pt" fo:language="en" fo:country="US"/>
    </style:style>
    <style:style style:name="T8" style:parent-style-name="DefaultParagraphFont" style:family="text">
      <style:text-properties style:font-name="Cambria" fo:font-size="22pt" style:font-size-asian="22pt" style:font-size-complex="22pt" fo:language="en" fo:country="US"/>
    </style:style>
    <style:style style:name="T9" style:parent-style-name="DefaultParagraphFont" style:family="text">
      <style:text-properties style:font-name="Cambria" fo:color="#0F9ED5" fo:font-size="22pt" style:font-size-asian="22pt" style:font-size-complex="22pt" fo:language="en" fo:country="US"/>
    </style:style>
    <style:style style:name="P10" style:parent-style-name="Normal" style:family="paragraph">
      <style:text-properties style:font-name="Cambria" fo:color="#0F9ED5" fo:font-size="22pt" style:font-size-asian="22pt" style:font-size-complex="22pt" fo:language="en" fo:country="US"/>
    </style:style>
    <style:style style:name="P11" style:parent-style-name="Normal" style:family="paragraph">
      <style:text-properties style:font-name="Cambria" fo:font-size="12pt" style:font-size-asian="12pt" style:font-size-complex="12pt" fo:language="en" fo:country="US"/>
    </style:style>
    <style:style style:name="P12" style:parent-style-name="Normal" style:family="paragraph">
      <style:text-properties style:font-name="Cambria" fo:font-size="12pt" style:font-size-asian="12pt" style:font-size-complex="12pt" fo:language="en" fo:country="US"/>
    </style:style>
    <style:style style:name="P13" style:parent-style-name="Normal" style:family="paragraph">
      <style:paragraph-properties fo:break-before="page"/>
      <style:text-properties fo:hyphenate="true"/>
    </style:style>
    <style:style style:name="P14" style:parent-style-name="Heading2" style:list-style-name="LFO2" style:family="paragraph">
      <style:text-properties style:font-name="Cambria" fo:color="#0F9ED5" fo:language="en" fo:country="US"/>
    </style:style>
    <style:style style:name="T15" style:parent-style-name="Hyperlink" style:family="text">
      <style:text-properties fo:language="en" fo:country="US"/>
    </style:style>
    <style:style style:name="T16" style:parent-style-name="Hyperlink" style:family="text">
      <style:text-properties fo:language="en" fo:country="US"/>
    </style:style>
    <style:style style:name="T17" style:parent-style-name="Hyperlink" style:family="text">
      <style:text-properties fo:language="en" fo:country="US"/>
    </style:style>
    <style:style style:name="P18" style:parent-style-name="Normal" style:family="paragraph">
      <style:paragraph-properties fo:text-align="justify"/>
      <style:text-properties style:font-name="Cambria" fo:language="en" fo:country="US"/>
    </style:style>
    <style:style style:name="P19" style:parent-style-name="Normal" style:family="paragraph">
      <style:paragraph-properties fo:text-align="justify"/>
      <style:text-properties style:font-name="Cambria" fo:language="en" fo:country="US"/>
    </style:style>
    <style:style style:name="P20" style:parent-style-name="Normal" style:family="paragraph">
      <style:paragraph-properties fo:text-align="justify"/>
      <style:text-properties style:font-name="Cambria" fo:language="en" fo:country="US"/>
    </style:style>
    <style:style style:name="P21" style:parent-style-name="Normal" style:family="paragraph">
      <style:paragraph-properties fo:text-align="justify"/>
      <style:text-properties style:font-name="Cambria" fo:language="en" fo:country="US"/>
    </style:style>
    <style:style style:name="P22" style:parent-style-name="Heading2" style:list-style-name="LFO2" style:family="paragraph">
      <style:text-properties style:font-name="Cambria" fo:color="#0F9ED5" fo:language="en" fo:country="US"/>
    </style:style>
    <style:style style:name="P23" style:parent-style-name="Normal" style:family="paragraph">
      <style:paragraph-properties fo:text-align="justify"/>
      <style:text-properties style:font-name="Cambria" fo:language="en" fo:country="US"/>
    </style:style>
    <style:style style:name="P24" style:parent-style-name="Normal" style:family="paragraph">
      <style:paragraph-properties fo:text-align="justify"/>
      <style:text-properties style:font-name="Cambria" fo:language="en" fo:country="US"/>
    </style:style>
    <style:style style:name="P25" style:parent-style-name="Heading2" style:list-style-name="LFO2" style:family="paragraph">
      <style:text-properties style:font-name="Cambria" fo:color="#0F9ED5" fo:language="en" fo:country="US"/>
    </style:style>
    <style:style style:name="P26" style:parent-style-name="Normal" style:family="paragraph">
      <style:paragraph-properties fo:text-align="justify"/>
      <style:text-properties style:font-name="Cambria" fo:language="en" fo:country="US"/>
    </style:style>
    <style:style style:name="P27" style:parent-style-name="Heading2" style:list-style-name="LFO2" style:family="paragraph">
      <style:text-properties style:font-name="Cambria" fo:color="#0F9ED5" fo:language="en" fo:country="US"/>
    </style:style>
    <style:style style:name="P28" style:parent-style-name="Normal" style:family="paragraph">
      <style:paragraph-properties fo:text-align="justify"/>
      <style:text-properties style:font-name="Cambria" fo:font-weight="bold" style:font-weight-asian="bold" style:font-weight-complex="bold" fo:language="en" fo:country="US"/>
    </style:style>
    <style:style style:name="P29" style:parent-style-name="Normal" style:family="paragraph">
      <style:paragraph-properties fo:text-align="justify"/>
      <style:text-properties style:font-name="Cambria" fo:language="en" fo:country="US"/>
    </style:style>
    <style:style style:name="P30" style:parent-style-name="Normal" style:family="paragraph">
      <style:paragraph-properties fo:text-align="justify"/>
      <style:text-properties style:font-name="Cambria" fo:language="en" fo:country="US"/>
    </style:style>
    <style:style style:name="P31" style:parent-style-name="Normal" style:family="paragraph">
      <style:paragraph-properties fo:text-align="justify"/>
      <style:text-properties style:font-name="Cambria" fo:font-weight="bold" style:font-weight-asian="bold" style:font-weight-complex="bold" fo:language="en" fo:country="US"/>
    </style:style>
    <style:style style:name="P32" style:parent-style-name="Normal" style:family="paragraph">
      <style:paragraph-properties fo:text-align="justify"/>
      <style:text-properties style:font-name="Cambria" fo:language="en" fo:country="US"/>
    </style:style>
    <style:style style:name="P33" style:parent-style-name="Normal" style:family="paragraph">
      <style:paragraph-properties fo:text-align="justify"/>
      <style:text-properties style:font-name="Cambria" fo:font-weight="bold" style:font-weight-asian="bold" style:font-weight-complex="bold" fo:language="en" fo:country="US"/>
    </style:style>
    <style:style style:name="P34" style:parent-style-name="Normal" style:family="paragraph">
      <style:paragraph-properties fo:text-align="justify"/>
      <style:text-properties style:font-name="Cambria" fo:language="en" fo:country="US"/>
    </style:style>
    <style:style style:name="P35" style:parent-style-name="Normal" style:family="paragraph">
      <style:paragraph-properties fo:break-before="page"/>
      <style:text-properties style:font-name="Cambria" fo:language="en" fo:country="US" fo:hyphenate="true"/>
    </style:style>
    <style:style style:name="P36" style:parent-style-name="Heading2" style:list-style-name="LFO2" style:family="paragraph">
      <style:text-properties style:font-name="Cambria" fo:color="#0F9ED5" fo:language="en" fo:country="US"/>
    </style:style>
    <style:style style:name="P37" style:parent-style-name="Normal" style:family="paragraph">
      <style:paragraph-properties fo:text-align="justify"/>
    </style:style>
    <style:style style:name="T38" style:parent-style-name="DefaultParagraphFont" style:family="text">
      <style:text-properties style:font-name="Cambria" fo:language="en" fo:country="US"/>
    </style:style>
    <style:style style:name="T39" style:parent-style-name="DefaultParagraphFont" style:family="text">
      <style:text-properties style:font-name="Cambria"/>
    </style:style>
    <style:style style:name="P40" style:parent-style-name="Normal" style:family="paragraph">
      <style:paragraph-properties fo:text-align="justify"/>
      <style:text-properties style:font-name="Cambria"/>
    </style:style>
    <style:style style:name="TableColumn42" style:family="table-column">
      <style:table-column-properties style:column-width="1.4041in"/>
    </style:style>
    <style:style style:name="TableColumn43" style:family="table-column">
      <style:table-column-properties style:column-width="1.2159in"/>
    </style:style>
    <style:style style:name="TableColumn44" style:family="table-column">
      <style:table-column-properties style:column-width="1.2159in"/>
    </style:style>
    <style:style style:name="TableColumn45" style:family="table-column">
      <style:table-column-properties style:column-width="1.2159in"/>
    </style:style>
    <style:style style:name="TableColumn46" style:family="table-column">
      <style:table-column-properties style:column-width="1.2159in"/>
    </style:style>
    <style:style style:name="Table41" style:family="table">
      <style:table-properties style:width="6.268in" fo:margin-left="0in" table:align="left"/>
    </style:style>
    <style:style style:name="TableRow47" style:family="table-row">
      <style:table-row-properties/>
    </style:style>
    <style:style style:name="TableCell48" style:family="table-cell">
      <style:table-cell-properties fo:border="0.0034in solid #AAAAAA" fo:background-color="#D9E2F3" style:writing-mode="lr-tb" fo:padding-top="0.0416in" fo:padding-left="0.0694in" fo:padding-bottom="0.0416in" fo:padding-right="0.0694in">
        <style:background-fill draw:fill="solid" draw:fill-color="#D9E2F3"/>
      </style:table-cell-properties>
    </style:style>
    <style:style style:name="P49" style:parent-style-name="Normal" style:family="paragraph">
      <style:paragraph-properties fo:text-align="justify"/>
    </style:style>
    <style:style style:name="T50" style:parent-style-name="DefaultParagraphFont" style:family="text">
      <style:text-properties style:font-name="Cambria" fo:font-weight="bold" style:font-weight-asian="bold" style:font-weight-complex="bold"/>
    </style:style>
    <style:style style:name="TableCell51" style:family="table-cell">
      <style:table-cell-properties fo:border="0.0034in solid #AAAAAA" fo:background-color="#D9E2F3" style:writing-mode="lr-tb" fo:padding-top="0.0416in" fo:padding-left="0.0694in" fo:padding-bottom="0.0416in" fo:padding-right="0.0694in">
        <style:background-fill draw:fill="solid" draw:fill-color="#D9E2F3"/>
      </style:table-cell-properties>
    </style:style>
    <style:style style:name="P52" style:parent-style-name="Normal" style:family="paragraph">
      <style:paragraph-properties fo:text-align="justify"/>
    </style:style>
    <style:style style:name="T53" style:parent-style-name="DefaultParagraphFont" style:family="text">
      <style:text-properties style:font-name="Cambria" fo:font-weight="bold" style:font-weight-asian="bold" style:font-weight-complex="bold"/>
    </style:style>
    <style:style style:name="TableCell54" style:family="table-cell">
      <style:table-cell-properties fo:border="0.0034in solid #AAAAAA" fo:background-color="#D9E2F3" style:writing-mode="lr-tb" fo:padding-top="0.0416in" fo:padding-left="0.0694in" fo:padding-bottom="0.0416in" fo:padding-right="0.0694in">
        <style:background-fill draw:fill="solid" draw:fill-color="#D9E2F3"/>
      </style:table-cell-properties>
    </style:style>
    <style:style style:name="P55" style:parent-style-name="Normal" style:family="paragraph">
      <style:paragraph-properties fo:text-align="justify"/>
    </style:style>
    <style:style style:name="T56" style:parent-style-name="DefaultParagraphFont" style:family="text">
      <style:text-properties style:font-name="Cambria" fo:font-weight="bold" style:font-weight-asian="bold" style:font-weight-complex="bold"/>
    </style:style>
    <style:style style:name="TableCell57" style:family="table-cell">
      <style:table-cell-properties fo:border="0.0034in solid #AAAAAA" fo:background-color="#D9E2F3" style:writing-mode="lr-tb" fo:padding-top="0.0416in" fo:padding-left="0.0694in" fo:padding-bottom="0.0416in" fo:padding-right="0.0694in">
        <style:background-fill draw:fill="solid" draw:fill-color="#D9E2F3"/>
      </style:table-cell-properties>
    </style:style>
    <style:style style:name="P58" style:parent-style-name="Normal" style:family="paragraph">
      <style:paragraph-properties fo:text-align="justify"/>
    </style:style>
    <style:style style:name="T59" style:parent-style-name="DefaultParagraphFont" style:family="text">
      <style:text-properties style:font-name="Cambria" fo:font-weight="bold" style:font-weight-asian="bold" style:font-weight-complex="bold"/>
    </style:style>
    <style:style style:name="TableCell60" style:family="table-cell">
      <style:table-cell-properties fo:border="0.0034in solid #AAAAAA" fo:background-color="#D9E2F3" style:writing-mode="lr-tb" fo:padding-top="0.0416in" fo:padding-left="0.0694in" fo:padding-bottom="0.0416in" fo:padding-right="0.0694in">
        <style:background-fill draw:fill="solid" draw:fill-color="#D9E2F3"/>
      </style:table-cell-properties>
    </style:style>
    <style:style style:name="P61" style:parent-style-name="Normal" style:family="paragraph">
      <style:paragraph-properties fo:text-align="justify"/>
    </style:style>
    <style:style style:name="T62" style:parent-style-name="DefaultParagraphFont" style:family="text">
      <style:text-properties style:font-name="Cambria" fo:font-weight="bold" style:font-weight-asian="bold" style:font-weight-complex="bold"/>
    </style:style>
    <style:style style:name="TableRow63" style:family="table-row">
      <style:table-row-properties/>
    </style:style>
    <style:style style:name="TableCell64" style:family="table-cell">
      <style:table-cell-properties fo:border="0.0034in solid #AAAAAA" style:writing-mode="lr-tb" fo:padding-top="0.0416in" fo:padding-left="0.0694in" fo:padding-bottom="0.0416in" fo:padding-right="0.0694in"/>
    </style:style>
    <style:style style:name="P65" style:parent-style-name="Normal" style:family="paragraph">
      <style:paragraph-properties fo:text-align="justify"/>
      <style:text-properties style:font-name="Cambria"/>
    </style:style>
    <style:style style:name="TableCell66" style:family="table-cell">
      <style:table-cell-properties fo:border="0.0034in solid #AAAAAA" style:writing-mode="lr-tb" fo:padding-top="0.0416in" fo:padding-left="0.0694in" fo:padding-bottom="0.0416in" fo:padding-right="0.0694in"/>
    </style:style>
    <style:style style:name="P67" style:parent-style-name="Normal" style:family="paragraph">
      <style:paragraph-properties fo:text-align="justify"/>
      <style:text-properties style:font-name="Cambria"/>
    </style:style>
    <style:style style:name="TableCell68" style:family="table-cell">
      <style:table-cell-properties fo:border="0.0034in solid #AAAAAA" style:writing-mode="lr-tb" fo:padding-top="0.0416in" fo:padding-left="0.0694in" fo:padding-bottom="0.0416in" fo:padding-right="0.0694in"/>
    </style:style>
    <style:style style:name="P69" style:parent-style-name="Normal" style:family="paragraph">
      <style:paragraph-properties fo:text-align="justify"/>
      <style:text-properties style:font-name="Cambria"/>
    </style:style>
    <style:style style:name="TableCell70" style:family="table-cell">
      <style:table-cell-properties fo:border="0.0034in solid #AAAAAA" style:writing-mode="lr-tb" fo:padding-top="0.0416in" fo:padding-left="0.0694in" fo:padding-bottom="0.0416in" fo:padding-right="0.0694in"/>
    </style:style>
    <style:style style:name="P71" style:parent-style-name="Normal" style:family="paragraph">
      <style:paragraph-properties fo:text-align="justify"/>
      <style:text-properties style:font-name="Cambria"/>
    </style:style>
    <style:style style:name="TableCell72" style:family="table-cell">
      <style:table-cell-properties fo:border="0.0034in solid #AAAAAA" style:writing-mode="lr-tb" fo:padding-top="0.0416in" fo:padding-left="0.0694in" fo:padding-bottom="0.0416in" fo:padding-right="0.0694in"/>
    </style:style>
    <style:style style:name="P73" style:parent-style-name="Normal" style:family="paragraph">
      <style:paragraph-properties fo:text-align="justify"/>
      <style:text-properties style:font-name="Cambria"/>
    </style:style>
    <style:style style:name="TableRow74" style:family="table-row">
      <style:table-row-properties/>
    </style:style>
    <style:style style:name="TableCell75" style:family="table-cell">
      <style:table-cell-properties fo:border="0.0034in solid #AAAAAA" style:writing-mode="lr-tb" fo:padding-top="0.0416in" fo:padding-left="0.0694in" fo:padding-bottom="0.0416in" fo:padding-right="0.0694in"/>
    </style:style>
    <style:style style:name="P76" style:parent-style-name="Normal" style:family="paragraph">
      <style:paragraph-properties fo:text-align="justify"/>
      <style:text-properties style:font-name="Cambria"/>
    </style:style>
    <style:style style:name="TableCell77" style:family="table-cell">
      <style:table-cell-properties fo:border="0.0034in solid #AAAAAA" style:writing-mode="lr-tb" fo:padding-top="0.0416in" fo:padding-left="0.0694in" fo:padding-bottom="0.0416in" fo:padding-right="0.0694in"/>
    </style:style>
    <style:style style:name="P78" style:parent-style-name="Normal" style:family="paragraph">
      <style:paragraph-properties fo:text-align="justify"/>
      <style:text-properties style:font-name="Cambria"/>
    </style:style>
    <style:style style:name="TableCell79" style:family="table-cell">
      <style:table-cell-properties fo:border="0.0034in solid #AAAAAA" style:writing-mode="lr-tb" fo:padding-top="0.0416in" fo:padding-left="0.0694in" fo:padding-bottom="0.0416in" fo:padding-right="0.0694in"/>
    </style:style>
    <style:style style:name="P80" style:parent-style-name="Normal" style:family="paragraph">
      <style:paragraph-properties fo:text-align="justify"/>
      <style:text-properties style:font-name="Cambria"/>
    </style:style>
    <style:style style:name="TableCell81" style:family="table-cell">
      <style:table-cell-properties fo:border="0.0034in solid #AAAAAA" style:writing-mode="lr-tb" fo:padding-top="0.0416in" fo:padding-left="0.0694in" fo:padding-bottom="0.0416in" fo:padding-right="0.0694in"/>
    </style:style>
    <style:style style:name="P82" style:parent-style-name="Normal" style:family="paragraph">
      <style:paragraph-properties fo:text-align="justify"/>
      <style:text-properties style:font-name="Cambria"/>
    </style:style>
    <style:style style:name="TableCell83" style:family="table-cell">
      <style:table-cell-properties fo:border="0.0034in solid #AAAAAA" style:writing-mode="lr-tb" fo:padding-top="0.0416in" fo:padding-left="0.0694in" fo:padding-bottom="0.0416in" fo:padding-right="0.0694in"/>
    </style:style>
    <style:style style:name="P84" style:parent-style-name="Normal" style:family="paragraph">
      <style:paragraph-properties fo:text-align="justify"/>
      <style:text-properties style:font-name="Cambria"/>
    </style:style>
    <style:style style:name="TableRow85" style:family="table-row">
      <style:table-row-properties/>
    </style:style>
    <style:style style:name="TableCell86" style:family="table-cell">
      <style:table-cell-properties fo:border="0.0034in solid #AAAAAA" style:writing-mode="lr-tb" fo:padding-top="0.0416in" fo:padding-left="0.0694in" fo:padding-bottom="0.0416in" fo:padding-right="0.0694in"/>
    </style:style>
    <style:style style:name="P87" style:parent-style-name="Normal" style:family="paragraph">
      <style:paragraph-properties fo:text-align="justify"/>
      <style:text-properties style:font-name="Cambria"/>
    </style:style>
    <style:style style:name="TableCell88" style:family="table-cell">
      <style:table-cell-properties fo:border="0.0034in solid #AAAAAA" style:writing-mode="lr-tb" fo:padding-top="0.0416in" fo:padding-left="0.0694in" fo:padding-bottom="0.0416in" fo:padding-right="0.0694in"/>
    </style:style>
    <style:style style:name="P89" style:parent-style-name="Normal" style:family="paragraph">
      <style:paragraph-properties fo:text-align="justify"/>
      <style:text-properties style:font-name="Cambria"/>
    </style:style>
    <style:style style:name="TableCell90" style:family="table-cell">
      <style:table-cell-properties fo:border="0.0034in solid #AAAAAA" style:writing-mode="lr-tb" fo:padding-top="0.0416in" fo:padding-left="0.0694in" fo:padding-bottom="0.0416in" fo:padding-right="0.0694in"/>
    </style:style>
    <style:style style:name="P91" style:parent-style-name="Normal" style:family="paragraph">
      <style:paragraph-properties fo:text-align="justify"/>
      <style:text-properties style:font-name="Cambria"/>
    </style:style>
    <style:style style:name="TableCell92" style:family="table-cell">
      <style:table-cell-properties fo:border="0.0034in solid #AAAAAA" style:writing-mode="lr-tb" fo:padding-top="0.0416in" fo:padding-left="0.0694in" fo:padding-bottom="0.0416in" fo:padding-right="0.0694in"/>
    </style:style>
    <style:style style:name="P93" style:parent-style-name="Normal" style:family="paragraph">
      <style:paragraph-properties fo:text-align="justify"/>
      <style:text-properties style:font-name="Cambria"/>
    </style:style>
    <style:style style:name="TableCell94" style:family="table-cell">
      <style:table-cell-properties fo:border="0.0034in solid #AAAAAA" style:writing-mode="lr-tb" fo:padding-top="0.0416in" fo:padding-left="0.0694in" fo:padding-bottom="0.0416in" fo:padding-right="0.0694in"/>
    </style:style>
    <style:style style:name="P95" style:parent-style-name="Normal" style:family="paragraph">
      <style:paragraph-properties fo:text-align="justify"/>
      <style:text-properties style:font-name="Cambria"/>
    </style:style>
    <style:style style:name="TableRow96" style:family="table-row">
      <style:table-row-properties/>
    </style:style>
    <style:style style:name="TableCell97" style:family="table-cell">
      <style:table-cell-properties fo:border="0.0034in solid #AAAAAA" style:writing-mode="lr-tb" fo:padding-top="0.0416in" fo:padding-left="0.0694in" fo:padding-bottom="0.0416in" fo:padding-right="0.0694in"/>
    </style:style>
    <style:style style:name="P98" style:parent-style-name="Normal" style:family="paragraph">
      <style:paragraph-properties fo:text-align="justify"/>
      <style:text-properties style:font-name="Cambria"/>
    </style:style>
    <style:style style:name="TableCell99" style:family="table-cell">
      <style:table-cell-properties fo:border="0.0034in solid #AAAAAA" style:writing-mode="lr-tb" fo:padding-top="0.0416in" fo:padding-left="0.0694in" fo:padding-bottom="0.0416in" fo:padding-right="0.0694in"/>
    </style:style>
    <style:style style:name="P100" style:parent-style-name="Normal" style:family="paragraph">
      <style:paragraph-properties fo:text-align="justify"/>
      <style:text-properties style:font-name="Cambria"/>
    </style:style>
    <style:style style:name="TableCell101" style:family="table-cell">
      <style:table-cell-properties fo:border="0.0034in solid #AAAAAA" style:writing-mode="lr-tb" fo:padding-top="0.0416in" fo:padding-left="0.0694in" fo:padding-bottom="0.0416in" fo:padding-right="0.0694in"/>
    </style:style>
    <style:style style:name="P102" style:parent-style-name="Normal" style:family="paragraph">
      <style:paragraph-properties fo:text-align="justify"/>
      <style:text-properties style:font-name="Cambria"/>
    </style:style>
    <style:style style:name="TableCell103" style:family="table-cell">
      <style:table-cell-properties fo:border="0.0034in solid #AAAAAA" style:writing-mode="lr-tb" fo:padding-top="0.0416in" fo:padding-left="0.0694in" fo:padding-bottom="0.0416in" fo:padding-right="0.0694in"/>
    </style:style>
    <style:style style:name="P104" style:parent-style-name="Normal" style:family="paragraph">
      <style:paragraph-properties fo:text-align="justify"/>
      <style:text-properties style:font-name="Cambria"/>
    </style:style>
    <style:style style:name="TableCell105" style:family="table-cell">
      <style:table-cell-properties fo:border="0.0034in solid #AAAAAA" style:writing-mode="lr-tb" fo:padding-top="0.0416in" fo:padding-left="0.0694in" fo:padding-bottom="0.0416in" fo:padding-right="0.0694in"/>
    </style:style>
    <style:style style:name="P106" style:parent-style-name="Normal" style:family="paragraph">
      <style:paragraph-properties fo:text-align="justify"/>
      <style:text-properties style:font-name="Cambria"/>
    </style:style>
    <style:style style:name="TableRow107" style:family="table-row">
      <style:table-row-properties/>
    </style:style>
    <style:style style:name="TableCell108" style:family="table-cell">
      <style:table-cell-properties fo:border="0.0034in solid #AAAAAA" style:writing-mode="lr-tb" fo:padding-top="0.0416in" fo:padding-left="0.0694in" fo:padding-bottom="0.0416in" fo:padding-right="0.0694in"/>
    </style:style>
    <style:style style:name="P109" style:parent-style-name="Normal" style:family="paragraph">
      <style:paragraph-properties fo:text-align="justify"/>
      <style:text-properties style:font-name="Cambria"/>
    </style:style>
    <style:style style:name="TableCell110" style:family="table-cell">
      <style:table-cell-properties fo:border="0.0034in solid #AAAAAA" style:writing-mode="lr-tb" fo:padding-top="0.0416in" fo:padding-left="0.0694in" fo:padding-bottom="0.0416in" fo:padding-right="0.0694in"/>
    </style:style>
    <style:style style:name="P111" style:parent-style-name="Normal" style:family="paragraph">
      <style:paragraph-properties fo:text-align="justify"/>
      <style:text-properties style:font-name="Cambria"/>
    </style:style>
    <style:style style:name="TableCell112" style:family="table-cell">
      <style:table-cell-properties fo:border="0.0034in solid #AAAAAA" style:writing-mode="lr-tb" fo:padding-top="0.0416in" fo:padding-left="0.0694in" fo:padding-bottom="0.0416in" fo:padding-right="0.0694in"/>
    </style:style>
    <style:style style:name="P113" style:parent-style-name="Normal" style:family="paragraph">
      <style:paragraph-properties fo:text-align="justify"/>
      <style:text-properties style:font-name="Cambria"/>
    </style:style>
    <style:style style:name="TableCell114" style:family="table-cell">
      <style:table-cell-properties fo:border="0.0034in solid #AAAAAA" style:writing-mode="lr-tb" fo:padding-top="0.0416in" fo:padding-left="0.0694in" fo:padding-bottom="0.0416in" fo:padding-right="0.0694in"/>
    </style:style>
    <style:style style:name="P115" style:parent-style-name="Normal" style:family="paragraph">
      <style:paragraph-properties fo:text-align="justify"/>
      <style:text-properties style:font-name="Cambria"/>
    </style:style>
    <style:style style:name="TableCell116" style:family="table-cell">
      <style:table-cell-properties fo:border="0.0034in solid #AAAAAA" style:writing-mode="lr-tb" fo:padding-top="0.0416in" fo:padding-left="0.0694in" fo:padding-bottom="0.0416in" fo:padding-right="0.0694in"/>
    </style:style>
    <style:style style:name="P117" style:parent-style-name="Normal" style:family="paragraph">
      <style:paragraph-properties fo:text-align="justify"/>
      <style:text-properties style:font-name="Cambria"/>
    </style:style>
    <style:style style:name="TableRow118" style:family="table-row">
      <style:table-row-properties/>
    </style:style>
    <style:style style:name="TableCell119" style:family="table-cell">
      <style:table-cell-properties fo:border="0.0034in solid #AAAAAA" style:writing-mode="lr-tb" fo:padding-top="0.0416in" fo:padding-left="0.0694in" fo:padding-bottom="0.0416in" fo:padding-right="0.0694in"/>
    </style:style>
    <style:style style:name="P120" style:parent-style-name="Normal" style:family="paragraph">
      <style:paragraph-properties fo:text-align="justify"/>
      <style:text-properties style:font-name="Cambria"/>
    </style:style>
    <style:style style:name="TableCell121" style:family="table-cell">
      <style:table-cell-properties fo:border="0.0034in solid #AAAAAA" style:writing-mode="lr-tb" fo:padding-top="0.0416in" fo:padding-left="0.0694in" fo:padding-bottom="0.0416in" fo:padding-right="0.0694in"/>
    </style:style>
    <style:style style:name="P122" style:parent-style-name="Normal" style:family="paragraph">
      <style:paragraph-properties fo:text-align="justify"/>
      <style:text-properties style:font-name="Cambria"/>
    </style:style>
    <style:style style:name="TableCell123" style:family="table-cell">
      <style:table-cell-properties fo:border="0.0034in solid #AAAAAA" style:writing-mode="lr-tb" fo:padding-top="0.0416in" fo:padding-left="0.0694in" fo:padding-bottom="0.0416in" fo:padding-right="0.0694in"/>
    </style:style>
    <style:style style:name="P124" style:parent-style-name="Normal" style:family="paragraph">
      <style:paragraph-properties fo:text-align="justify"/>
      <style:text-properties style:font-name="Cambria"/>
    </style:style>
    <style:style style:name="TableCell125" style:family="table-cell">
      <style:table-cell-properties fo:border="0.0034in solid #AAAAAA" style:writing-mode="lr-tb" fo:padding-top="0.0416in" fo:padding-left="0.0694in" fo:padding-bottom="0.0416in" fo:padding-right="0.0694in"/>
    </style:style>
    <style:style style:name="P126" style:parent-style-name="Normal" style:family="paragraph">
      <style:paragraph-properties fo:text-align="justify"/>
      <style:text-properties style:font-name="Cambria"/>
    </style:style>
    <style:style style:name="TableCell127" style:family="table-cell">
      <style:table-cell-properties fo:border="0.0034in solid #AAAAAA" style:writing-mode="lr-tb" fo:padding-top="0.0416in" fo:padding-left="0.0694in" fo:padding-bottom="0.0416in" fo:padding-right="0.0694in"/>
    </style:style>
    <style:style style:name="P128" style:parent-style-name="Normal" style:family="paragraph">
      <style:paragraph-properties fo:text-align="justify"/>
      <style:text-properties style:font-name="Cambria"/>
    </style:style>
    <style:style style:name="TableRow129" style:family="table-row">
      <style:table-row-properties/>
    </style:style>
    <style:style style:name="TableCell130" style:family="table-cell">
      <style:table-cell-properties fo:border="0.0034in solid #AAAAAA" style:writing-mode="lr-tb" fo:padding-top="0.0416in" fo:padding-left="0.0694in" fo:padding-bottom="0.0416in" fo:padding-right="0.0694in"/>
    </style:style>
    <style:style style:name="P131" style:parent-style-name="Normal" style:family="paragraph">
      <style:paragraph-properties fo:text-align="justify"/>
      <style:text-properties style:font-name="Cambria"/>
    </style:style>
    <style:style style:name="TableCell132" style:family="table-cell">
      <style:table-cell-properties fo:border="0.0034in solid #AAAAAA" style:writing-mode="lr-tb" fo:padding-top="0.0416in" fo:padding-left="0.0694in" fo:padding-bottom="0.0416in" fo:padding-right="0.0694in"/>
    </style:style>
    <style:style style:name="P133" style:parent-style-name="Normal" style:family="paragraph">
      <style:paragraph-properties fo:text-align="justify"/>
      <style:text-properties style:font-name="Cambria"/>
    </style:style>
    <style:style style:name="TableCell134" style:family="table-cell">
      <style:table-cell-properties fo:border="0.0034in solid #AAAAAA" style:writing-mode="lr-tb" fo:padding-top="0.0416in" fo:padding-left="0.0694in" fo:padding-bottom="0.0416in" fo:padding-right="0.0694in"/>
    </style:style>
    <style:style style:name="P135" style:parent-style-name="Normal" style:family="paragraph">
      <style:paragraph-properties fo:text-align="justify"/>
      <style:text-properties style:font-name="Cambria"/>
    </style:style>
    <style:style style:name="TableCell136" style:family="table-cell">
      <style:table-cell-properties fo:border="0.0034in solid #AAAAAA" style:writing-mode="lr-tb" fo:padding-top="0.0416in" fo:padding-left="0.0694in" fo:padding-bottom="0.0416in" fo:padding-right="0.0694in"/>
    </style:style>
    <style:style style:name="P137" style:parent-style-name="Normal" style:family="paragraph">
      <style:paragraph-properties fo:text-align="justify"/>
      <style:text-properties style:font-name="Cambria"/>
    </style:style>
    <style:style style:name="TableCell138" style:family="table-cell">
      <style:table-cell-properties fo:border="0.0034in solid #AAAAAA" style:writing-mode="lr-tb" fo:padding-top="0.0416in" fo:padding-left="0.0694in" fo:padding-bottom="0.0416in" fo:padding-right="0.0694in"/>
    </style:style>
    <style:style style:name="P139" style:parent-style-name="Normal" style:family="paragraph">
      <style:paragraph-properties fo:text-align="justify"/>
      <style:text-properties style:font-name="Cambria"/>
    </style:style>
    <style:style style:name="P140" style:parent-style-name="Normal" style:family="paragraph">
      <style:paragraph-properties fo:text-align="justify"/>
      <style:text-properties style:font-name="Cambria" fo:font-style="italic" style:font-style-asian="italic" style:font-style-complex="italic" fo:font-size="9pt" style:font-size-asian="9pt" style:font-size-complex="9pt" fo:language="en" fo:country="US"/>
    </style:style>
    <style:style style:name="P141" style:parent-style-name="Normal" style:family="paragraph">
      <style:paragraph-properties fo:text-align="justify"/>
      <style:text-properties style:font-name="Cambria" fo:font-size="9pt" style:font-size-asian="9pt" style:font-size-complex="9pt" fo:language="en" fo:country="US"/>
    </style:style>
    <style:style style:name="P142" style:parent-style-name="Normal" style:family="paragraph">
      <style:paragraph-properties fo:text-align="justify"/>
      <style:text-properties style:font-name="Cambria" fo:language="en" fo:country="US"/>
    </style:style>
    <style:style style:name="P143" style:parent-style-name="Normal" style:family="paragraph">
      <style:paragraph-properties fo:text-align="justify"/>
      <style:text-properties style:font-name="Cambria" fo:language="en" fo:country="US"/>
    </style:style>
    <style:style style:name="P144" style:parent-style-name="Normal" style:family="paragraph">
      <style:paragraph-properties fo:text-align="justify"/>
      <style:text-properties style:font-name="Cambria" fo:language="en" fo:country="US"/>
    </style:style>
    <style:style style:name="P145" style:parent-style-name="Normal" style:family="paragraph">
      <style:paragraph-properties fo:text-align="justify"/>
      <style:text-properties style:font-name="Cambria" fo:language="en" fo:country="US"/>
    </style:style>
    <style:style style:name="P146" style:parent-style-name="Normal" style:family="paragraph">
      <style:paragraph-properties fo:break-before="page" fo:text-align="justify"/>
      <style:text-properties style:font-name="Cambria" fo:language="en" fo:country="US"/>
    </style:style>
    <style:style style:name="P147" style:parent-style-name="Heading2" style:list-style-name="LFO2" style:family="paragraph">
      <style:text-properties style:font-name="Cambria" fo:color="#0F9ED5" fo:language="en" fo:country="US"/>
    </style:style>
    <style:style style:name="P148" style:parent-style-name="Normal" style:family="paragraph">
      <style:paragraph-properties fo:text-align="justify"/>
      <style:text-properties style:font-name="Cambria" fo:language="en" fo:country="US"/>
    </style:style>
    <style:style style:name="P149" style:parent-style-name="Normal" style:family="paragraph">
      <style:paragraph-properties fo:text-align="justify"/>
    </style:style>
    <style:style style:name="T150" style:parent-style-name="DefaultParagraphFont" style:family="text">
      <style:text-properties style:font-name="Cambria" fo:language="en" fo:country="US"/>
    </style:style>
    <style:style style:name="T151" style:parent-style-name="DefaultParagraphFont" style:family="text">
      <style:text-properties style:font-name="Cambria"/>
    </style:style>
    <style:style style:name="T152" style:parent-style-name="DefaultParagraphFont" style:family="text">
      <style:text-properties style:font-name="Cambria" fo:language="en" fo:country="US"/>
    </style:style>
    <style:style style:name="T153" style:parent-style-name="DefaultParagraphFont" style:family="text">
      <style:text-properties style:font-name="Cambria"/>
    </style:style>
    <style:style style:name="T154" style:parent-style-name="DefaultParagraphFont" style:family="text">
      <style:text-properties style:font-name="Cambria" fo:language="en" fo:country="US"/>
    </style:style>
    <style:style style:name="P155" style:parent-style-name="Normal" style:family="paragraph">
      <style:paragraph-properties fo:text-align="justify"/>
      <style:text-properties style:font-name="Cambria" fo:language="en" fo:country="US"/>
    </style:style>
    <style:style style:name="P156" style:parent-style-name="Normal" style:family="paragraph">
      <style:paragraph-properties fo:text-align="justify"/>
      <style:text-properties style:font-name="Cambria" fo:language="en" fo:country="US"/>
    </style:style>
    <style:style style:name="P157" style:parent-style-name="Normal" style:family="paragraph">
      <style:paragraph-properties fo:text-align="justify"/>
      <style:text-properties style:font-name="Cambria" fo:language="en" fo:country="US"/>
    </style:style>
    <style:style style:name="P158" style:parent-style-name="Heading2" style:list-style-name="LFO2" style:family="paragraph">
      <style:text-properties style:font-name="Cambria" fo:color="#0F9ED5" fo:language="en" fo:country="US"/>
    </style:style>
    <style:style style:name="P159" style:parent-style-name="Normal" style:family="paragraph">
      <style:paragraph-properties fo:text-align="justify"/>
      <style:text-properties style:font-name="Cambria" fo:language="en" fo:country="US"/>
    </style:style>
    <style:style style:name="P160" style:parent-style-name="Normal" style:family="paragraph">
      <style:paragraph-properties fo:text-align="justify"/>
      <style:text-properties style:font-name="Cambria" fo:language="en" fo:country="US"/>
    </style:style>
    <style:style style:name="P161" style:parent-style-name="Normal" style:family="paragraph">
      <style:paragraph-properties fo:text-align="justify"/>
      <style:text-properties style:font-name="Cambria" fo:language="en" fo:country="US"/>
    </style:style>
    <style:style style:name="P162" style:parent-style-name="Normal" style:family="paragraph">
      <style:paragraph-properties fo:text-align="justify"/>
    </style:style>
    <style:style style:name="T163" style:parent-style-name="DefaultParagraphFont" style:family="text">
      <style:text-properties style:font-name="Cambria" fo:language="en" fo:country="US"/>
    </style:style>
  </office:automatic-styles>
  <office:body>
    <office:text text:use-soft-page-breaks="true">
      <text:p text:style-name="P1"/>
      <text:p text:style-name="P3"/>
      <text:p text:style-name="P4"/>
      <text:p text:style-name="P5"/>
      <text:p text:style-name="P6"/>
      <text:p text:style-name="P7"/>
      <text:p text:style-name="Title"><text:span text:style-name="T8">Exploratory Data Analysis Documentation:<text:s/></text:span><text:span text:style-name="T9">Drug Consumption Dataset.</text:span></text:p>
      <text:p text:style-name="P10"/>
      <text:p text:style-name="P11">Daniel Marquino Pérez, 819028</text:p>
      <text:p text:style-name="P12">13.04.2026</text:p>
      <text:p text:style-name="P13"/>
      <text:soft-page-break/>
      <text:list text:style-name="LFO2" text:continue-numbering="true">
        <text:list-item>
          <text:p text:style-name="P14">Dataset Description and Origin</text:p>
        </text:list-item>
      </text:list>
      <text:p text:style-name="Normal"><text:a xlink:href="https://www.kaggle.com/datasets/obeykhadija/drug-consumptions-uci?resource=download&amp;select=Drug_Consumption.csv" office:target-frame-name="_top" xlink:show="replace"><text:span text:style-name="T15">https://www.kaggle.com/datasets/obeykhadija/drug-consumptions-uci?resource=download&amp;select=Drug_Consumptio</text:span><text:bookmark-start text:name="_Hlt226898924"/><text:bookmark-start text:name="_Hlt226898925"/><text:span text:style-name="T16">n</text:span><text:bookmark-end text:name="_Hlt226898924"/><text:bookmark-end text:name="_Hlt226898925"/><text:span text:style-name="T17">.csv</text:span></text:a></text:p>
      <text:p text:style-name="P18">The Drug Consumption dataset originates from an online survey and is publicly available through the UCI Machine Learning Repository Its primary objective is to investigate the relationship between individual personality traits and patterns of drug consumption. After removing the non-informative identifier column, the dataset comprises 1,884 respondents and 31 features, which fall into three conceptually distinct groups.</text:p>
      <text:p text:style-name="P19">The first group consists of five demographic features: Age, Gender, Education, Country, and Ethnicity. Among these, Gender, Country, and Ethnicity are measured on a nominal scale, meaning their values are category labels with no natural order. Age and Education are ordinal, as their values carry a meaningful rank ordering without implying equal distances between categories.</text:p>
      <text:p text:style-name="P20">The second group contains seven personality scores derived from the validated NEO-PI-R psychometric instrument: Neuroticism (Nscore), Extraversion (Escore), Openness to Experience (Oscore), Agreeableness (AScore), Conscientiousness (Cscore), Impulsiveness, and Sensation Seeking (SS). These scores are quantitative continuous variables on a ratio scale, expressed as standardised z-scores with a theoretical mean of zero and standard deviation of one.</text:p>
      <text:p text:style-name="P21">The third and largest group comprises nineteen drug consumption columns, one for each of the substances surveyed (e.g. Alcohol, Cannabis, Heroin, Caffeine). Each is measured on an ordinal scale with seven levels: CL0 (never used), CL1 (over a decade ago), CL2 (last decade), CL3 (last year), CL4 (last month), CL5 (last week), and CL6 (last day). The ordered nature of these labels allows ranking, but arithmetic operations such as computing a mean are not meaningful.</text:p>
      <text:list text:style-name="LFO2" text:continue-numbering="true">
        <text:list-item>
          <text:p text:style-name="P22">Research Questions and Points of Interest</text:p>
        </text:list-item>
      </text:list>
      <text:p text:style-name="P23">The structure of the dataset suggests several analytically relevant questions. First, are personality traits associated with drug consumption? Specifically, do respondents scoring higher on Sensation Seeking or Neuroticism report more recent use of substances such as cannabis or cocaine? Second, do demographic groups differ in their consumption patterns,<text:s/>for instance, do younger respondents show more frequent cannabis use than older ones? Third, how clearly do legal substances (Alcohol, Caffeine, Nicotine) differ from illegal ones in their frequency distributions? These questions motivate both the graphical representations and the grouped statistical analyses presented below.</text:p>
      <text:p text:style-name="P24">The dataset additionally includes a fictitious substance, Semer, as a validity check. Only 8 respondents (0.4% of the total) claimed to have used it, which strongly supports the general reliability of self-reported answers.</text:p>
      <text:list text:style-name="LFO2" text:continue-numbering="true">
        <text:list-item>
          <text:p text:style-name="P25">Missing Values</text:p>
        </text:list-item>
      </text:list>
      <text:p text:style-name="P26">Inspection of the dataset using pandas isnull().sum() confirmed zero missing values across all 31 features and all 1,884 rows. This result is explained by the survey design: the online form required every question to be answered before submission, making partial responses impossible. As a consequence, no imputation strategy is required, and no imputation bias is introduced into subsequent analyses.</text:p>
      <text:soft-page-break/>
      <text:list text:style-name="LFO2" text:continue-numbering="true">
        <text:list-item>
          <text:p text:style-name="P27">Graphical Representation</text:p>
        </text:list-item>
      </text:list>
      <text:p text:style-name="P28">4.1 Demographic Distribution</text:p>
      <text:p text:style-name="P29">Bar charts were chosen to visualise the demographic features because Age, Gender, and Education are nominal or ordinal variables. Histograms would be inappropriate here, as they assume continuous data where the bin width carries quantitative meaning. Figure 1 (bar chart of Age) reveals that the sample is strongly skewed toward younger respondents: the 18–24 group accounts for 643 individuals, while the 65+ group contains only 18. This age skew is consistent with the online distribution format of the survey. Gender is nearly balanced at 943 male and 941 female respondents. In terms of education, a large proportion of participants hold a university or postgraduate degree, suggesting the sample overrepresents highly educated individuals relative to the general population.</text:p>
      <text:p text:style-name="P30">A horizontal bar chart was used for Education to accommodate the long category labels without rotating or truncating them. A pie chart was applied to the Country variable, where the relatively small number of categories (seven) makes the proportional representation intuitive: the UK alone accounts for 55.4% of respondents, followed by the USA at 29.6%.</text:p>
      <text:p text:style-name="P31">4.2 Drug Consumption Frequency</text:p>
      <text:p text:style-name="P32">Bar charts were also used for the drug consumption variables, as their values (CL0–CL6) are ordinal categories rather than continuous measurements. Figure 2 illustrates the stark contrast between legal and illegal substances. Caffeine shows the most concentrated recent use, with 73.5% of respondents at CL6 (last day). Alcohol follows closely, with its mode at CL5 (last week, 40.2%). In contrast, Heroin and Cocaine have modes at CL0 (never used), at 85.1% and 55.0% respectively. Cannabis occupies a middle position, with its mode also at CL6 (24.6%), reflecting broader social normalisation relative to harder illegal substances.</text:p>
      <text:p text:style-name="P33">4.3 Personality Score Distributions</text:p>
      <text:p text:style-name="P34">Histograms with uniform bin width (0.5 z-score units) were applied to the seven personality scores. This uniform binning enables direct visual comparison across scores. All seven distributions are approximately bell-shaped and centred near zero, which is expected given the z-score standardisation. The close coincidence of mean and median in each distribution (confirmed numerically in Section 5) confirms that no strong skewness distorts the shape. A grouped boxplot of Sensation Seeking by Age group reinforces the histogram findings while enabling comparison across demographic strata.</text:p>
      <text:p text:style-name="P35"/>
      <text:soft-page-break/>
      <text:list text:style-name="LFO2" text:continue-numbering="true">
        <text:list-item>
          <text:p text:style-name="P36">Measures of Location and Dispersion</text:p>
        </text:list-item>
      </text:list>
      <text:p text:style-name="P37"><text:span text:style-name="T38">For the quantitative personality scores, mean, median, standard deviation, and interquartile range were computed.<text:s/></text:span><text:span text:style-name="T39">The results are summarised in Table 1.</text:span></text:p>
      <text:p text:style-name="P40"/>
      <table:table table:style-name="Table41">
        <table:table-columns>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text:span text:style-name="T50">Feature</text:span></text:p>
          </table:table-cell>
          <table:table-cell table:style-name="TableCell51">
            <text:p text:style-name="P52"><text:span text:style-name="T53">Mean</text:span></text:p>
          </table:table-cell>
          <table:table-cell table:style-name="TableCell54">
            <text:p text:style-name="P55"><text:span text:style-name="T56">Median</text:span></text:p>
          </table:table-cell>
          <table:table-cell table:style-name="TableCell57">
            <text:p text:style-name="P58"><text:span text:style-name="T59">td Dev</text:span></text:p>
          </table:table-cell>
          <table:table-cell table:style-name="TableCell60">
            <text:p text:style-name="P61"><text:span text:style-name="T62">IQR</text:span></text:p>
          </table:table-cell>
        </table:table-row>
        <table:table-row table:style-name="TableRow63">
          <table:table-cell table:style-name="TableCell64">
            <text:p text:style-name="P65">Nscore</text:p>
          </table:table-cell>
          <table:table-cell table:style-name="TableCell66">
            <text:p text:style-name="P67">−0.0001</text:p>
          </table:table-cell>
          <table:table-cell table:style-name="TableCell68">
            <text:p text:style-name="P69">0.0426</text:p>
          </table:table-cell>
          <table:table-cell table:style-name="TableCell70">
            <text:p text:style-name="P71">0.9981</text:p>
          </table:table-cell>
          <table:table-cell table:style-name="TableCell72">
            <text:p text:style-name="P73">1.3079</text:p>
          </table:table-cell>
        </table:table-row>
        <table:table-row table:style-name="TableRow74">
          <table:table-cell table:style-name="TableCell75">
            <text:p text:style-name="P76">Escore</text:p>
          </table:table-cell>
          <table:table-cell table:style-name="TableCell77">
            <text:p text:style-name="P78">0.0001</text:p>
          </table:table-cell>
          <table:table-cell table:style-name="TableCell79">
            <text:p text:style-name="P80">0.0033</text:p>
          </table:table-cell>
          <table:table-cell table:style-name="TableCell81">
            <text:p text:style-name="P82">0.9974</text:p>
          </table:table-cell>
          <table:table-cell table:style-name="TableCell83">
            <text:p text:style-name="P84">1.3329</text:p>
          </table:table-cell>
        </table:table-row>
        <table:table-row table:style-name="TableRow85">
          <table:table-cell table:style-name="TableCell86">
            <text:p text:style-name="P87">Oscore</text:p>
          </table:table-cell>
          <table:table-cell table:style-name="TableCell88">
            <text:p text:style-name="P89">−0.0002</text:p>
          </table:table-cell>
          <table:table-cell table:style-name="TableCell90">
            <text:p text:style-name="P91">−0.0193</text:p>
          </table:table-cell>
          <table:table-cell table:style-name="TableCell92">
            <text:p text:style-name="P93">0.9961</text:p>
          </table:table-cell>
          <table:table-cell table:style-name="TableCell94">
            <text:p text:style-name="P95">1.4406</text:p>
          </table:table-cell>
        </table:table-row>
        <table:table-row table:style-name="TableRow96">
          <table:table-cell table:style-name="TableCell97">
            <text:p text:style-name="P98">AScore</text:p>
          </table:table-cell>
          <table:table-cell table:style-name="TableCell99">
            <text:p text:style-name="P100">0.0002</text:p>
          </table:table-cell>
          <table:table-cell table:style-name="TableCell101">
            <text:p text:style-name="P102">−0.0173</text:p>
          </table:table-cell>
          <table:table-cell table:style-name="TableCell103">
            <text:p text:style-name="P104">0.9972</text:p>
          </table:table-cell>
          <table:table-cell table:style-name="TableCell105">
            <text:p text:style-name="P106">1.3673</text:p>
          </table:table-cell>
        </table:table-row>
        <table:table-row table:style-name="TableRow107">
          <table:table-cell table:style-name="TableCell108">
            <text:p text:style-name="P109">Cscore</text:p>
          </table:table-cell>
          <table:table-cell table:style-name="TableCell110">
            <text:p text:style-name="P111">−0.0004</text:p>
          </table:table-cell>
          <table:table-cell table:style-name="TableCell112">
            <text:p text:style-name="P113">−0.0066</text:p>
          </table:table-cell>
          <table:table-cell table:style-name="TableCell114">
            <text:p text:style-name="P115">0.9975</text:p>
          </table:table-cell>
          <table:table-cell table:style-name="TableCell116">
            <text:p text:style-name="P117">1.2374</text:p>
          </table:table-cell>
        </table:table-row>
        <table:table-row table:style-name="TableRow118">
          <table:table-cell table:style-name="TableCell119">
            <text:p text:style-name="P120">Impulsive</text:p>
          </table:table-cell>
          <table:table-cell table:style-name="TableCell121">
            <text:p text:style-name="P122">0.0073</text:p>
          </table:table-cell>
          <table:table-cell table:style-name="TableCell123">
            <text:p text:style-name="P124">−0.2171</text:p>
          </table:table-cell>
          <table:table-cell table:style-name="TableCell125">
            <text:p text:style-name="P126">0.9544</text:p>
          </table:table-cell>
          <table:table-cell table:style-name="TableCell127">
            <text:p text:style-name="P128">1.2410</text:p>
          </table:table-cell>
        </table:table-row>
        <table:table-row table:style-name="TableRow129">
          <table:table-cell table:style-name="TableCell130">
            <text:p text:style-name="P131">SS</text:p>
          </table:table-cell>
          <table:table-cell table:style-name="TableCell132">
            <text:p text:style-name="P133">−0.0027</text:p>
          </table:table-cell>
          <table:table-cell table:style-name="TableCell134">
            <text:p text:style-name="P135">0.0799</text:p>
          </table:table-cell>
          <table:table-cell table:style-name="TableCell136">
            <text:p text:style-name="P137">0.9633</text:p>
          </table:table-cell>
          <table:table-cell table:style-name="TableCell138">
            <text:p text:style-name="P139">1.2913</text:p>
          </table:table-cell>
        </table:table-row>
      </table:table>
      <text:p text:style-name="P140">Table 1: Location and dispersion measures for personality scores (z-scaled).</text:p>
      <text:p text:style-name="P141"/>
      <text:p text:style-name="P142">All seven means are negligibly close to zero (the largest deviation is 0.0073 for Impulsiveness), confirming that the standardisation of the NEO-PI-R scale is well-calibrated for this sample. For all features except Impulsiveness, the mean and median are nearly identical, indicating approximate symmetry. In the case of Impulsiveness, the median (−0.217) is noticeably lower than the mean (0.007), suggesting a mild right skew: a small subset of highly impulsive respondents pulls the mean upward. In such cases, the median is the more robust location measure, as it is less sensitive to extreme values (Chapter 4, Remark 4.1.8).</text:p>
      <text:p text:style-name="P143">Standard deviations are close to 1.0 for all scores, consistent with z-score standardisation. The IQR ranges from 1.24 (Cscore) to 1.44 (Oscore), meaning the central 50% of respondents span approximately 1.3 standard deviation units on most traits.</text:p>
      <text:p text:style-name="P144">For the drug consumption features, the mode is the appropriate location measure because their ordinal CL-codes cannot be treated as numbers. As noted above, Caffeine and Alcohol have modes at CL6 and CL5 respectively, while all hard illegal drugs have modes at CL0.</text:p>
      <text:p text:style-name="P145">A grouped mean comparison of Sensation Seeking across age groups reveals a clear and monotonic decline: the 18–24 group has a mean SS of +0.40 (above the population mean), which falls steadily to −0.97 in the 65+ group. This pattern is consistent with psychological research showing that novelty-seeking and risk tolerance decline with age, and it adds contextual validity to the dataset.</text:p>
      <text:p text:style-name="P146"/>
      <text:soft-page-break/>
      <text:list text:style-name="LFO2" text:continue-numbering="true">
        <text:list-item>
          <text:p text:style-name="P147">Outlier Detection and Treatment</text:p>
        </text:list-item>
      </text:list>
      <text:p text:style-name="P148">Two statistical methods from Chapter 5 of the lecture notes were applied to detect potential outliers in the personality scores.</text:p>
      <text:p text:style-name="P149"><text:span text:style-name="T150">The three-sigma rule (Definition 5.1.1) flags a value as an outlier if it lies outside the interval [x̄ − 3</text:span><text:span text:style-name="T151">σ</text:span><text:span text:style-name="T152">, x̄ + 3</text:span><text:span text:style-name="T153">σ</text:span><text:span text:style-name="T154">]. This method is statistically justified for near-normal distributions: under a perfect normal distribution, fewer than 0.3% of observations should fall outside this range. Application to the data identified between 0 and 7 outliers per feature (e.g. 4 for Nscore, 0 for SS), which corresponds to at most 0.37% of observations — in line with the theoretical expectation.</text:span></text:p>
      <text:p text:style-name="P155">The IQR rule (Definition 5.1.3) flags values outside [Q1 − 1.5 · IQR, Q3 + 1.5 · IQR]. This is the same criterion used to determine whisker length in boxplots. It makes no assumption about the distributional shape, making it more robust than the sigma-based approach. The IQR rule identifies somewhat more outliers than the sigma rule: for example, 24 for Cscore and 19 for Nscore, compared to 6 and 4 respectively under the sigma rule. This discrepancy is typical for distributions that are approximately but not perfectly normal.</text:p>
      <text:p text:style-name="P156">Regarding the origin of these outliers, it is important to note that the personality scores were obtained from a validated psychometric instrument administered to real survey participants. The extreme values most plausibly represent genuine individual<text:s/>differences<text:s/>rather than measurement errors or data entry errors. Removal of these observations is therefore not justified. The recommended treatment, as stated in Chapter 5, Section 5.1.5, is to prefer methods that are robust to outliers where relevant,<text:s/>for example, using the median instead of the mean when computing group comparisons, or reporting the IQR alongside the standard deviation.</text:p>
      <text:p text:style-name="P157"/>
      <text:list text:style-name="LFO2" text:continue-numbering="true">
        <text:list-item>
          <text:p text:style-name="P158">Conclusions</text:p>
        </text:list-item>
      </text:list>
      <text:p text:style-name="P159">The exploratory data analysis of the Drug Consumption dataset yields the following principal conclusions. The dataset is complete, with no missing values, and the low Semer response rate (0.4%) confirms that respondents answered conscientiously. The sample is representative of English-speaking, online-active, relatively young and highly educated individuals, but should not be assumed to generalise to the broader population.</text:p>
      <text:p text:style-name="P160">Personality scores are well-behaved statistically: approximately normally distributed, centred near zero, and with standard deviations close to one. The close alignment of mean and median for most features justifies the use of the mean as the primary location measure, while the mild right skew observed for Impulsiveness warrants reporting the median alongside it.</text:p>
      <text:p text:style-name="P161">The drug consumption distributions reveal a clear separation between legal and illegal substances. Legal substances such as Caffeine and Alcohol show high recent use concentrated at the upper end of the ordinal scale, while hard illegal substances show the opposite pattern. Cannabis occupies an intermediate position.</text:p>
      <text:p text:style-name="P162"><text:span text:style-name="T163">Finally, the age-based decline in Sensation Seeking provides preliminary evidence of a meaningful association between demographic characteristics and personality, which motivates further investigation in the classification analysis. The complete dataset — free of missing values and with validated instruments — provides a solid foundation for the subsequent modelling ste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MARQUINO PÉREZ</meta:initial-creator>
    <dc:creator>DANIEL MARQUINO PÉREZ</dc:creator>
    <meta:creation-date>2026-04-12T12:52:00Z</meta:creation-date>
    <dc:date>2026-04-13T11:19:00Z</dc:date>
    <meta:template xlink:href="Normal.dotm" xlink:type="simple"/>
    <meta:editing-cycles>2</meta:editing-cycles>
    <meta:editing-duration>PT80760S</meta:editing-duration>
    <meta:document-statistic meta:page-count="5" meta:paragraph-count="22" meta:word-count="1751" meta:character-count="11361" meta:row-count="80" meta:non-whitespace-character-count="9632"/>
  </office:meta>
</office:document-meta>
</file>